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5in"/>
    </style:style>
    <style:style style:name="co2" style:family="table-column">
      <style:table-column-properties fo:break-before="auto" style:column-width="1.2717in"/>
    </style:style>
    <style:style style:name="co3" style:family="table-column">
      <style:table-column-properties fo:break-before="auto" style:column-width="1.3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FINDREPLACE</text:p>
          </table:table-cell>
          <table:table-cell office:value-type="string" calcext:value-type="string">
            <text:p>FINDREMOVE</text:p>
          </table:table-cell>
          <table:table-cell office:value-type="string" calcext:value-type="string">
            <text:p>TEXTLIKE</text:p>
          </table:table-cell>
          <table:table-cell office:value-type="string" calcext:value-type="string">
            <text:p>TEXTINSERT</text:p>
          </table:table-cell>
          <table:table-cell office:value-type="string" calcext:value-type="string">
            <text:p>TEXTREVERSE</text:p>
          </table:table-cell>
          <table:table-cell office:value-type="string" calcext:value-type="string">
            <text:p>TRIML</text:p>
          </table:table-cell>
          <table:table-cell office:value-type="string" calcext:value-type="string">
            <text:p>TRIMR</text:p>
          </table:table-cell>
          <table:table-cell office:value-type="string" calcext:value-type="string">
            <text:p>TRIMLR</text:p>
          </table:table-cell>
        </table:table-row>
        <table:table-row table:style-name="ro1">
          <table:table-cell office:value-type="string" calcext:value-type="string">
            <text:p><text:s text:c="3"/>Robert Schnitman <text:s text:c="2"/></text:p>
          </table:table-cell>
          <table:table-cell table:formula="of:=FINDREPLACE([.A2];&quot; &quot;;&quot;|&quot;)" office:value-type="string" office:string-value="|||Robert|Schnitman|||" calcext:value-type="string">
            <text:p>|||Robert|Schnitman|||</text:p>
          </table:table-cell>
          <table:table-cell table:formula="of:=FINDREMOVE([.A2];&quot; &quot;)" office:value-type="string" office:string-value="RobertSchnitman" calcext:value-type="string">
            <text:p>RobertSchnitman</text:p>
          </table:table-cell>
          <table:table-cell table:formula="of:=TEXTLIKE([.A2];&quot;Rob*&quot;)">
            <text:p/>
          </table:table-cell>
          <table:table-cell table:formula="of:=+TEXTINSERT([.A2];&quot;,&quot;;4)" office:value-type="string" office:string-value="   ,Robert Schnitman   " calcext:value-type="string">
            <text:p><text:s text:c="3"/>,Robert Schnitman <text:s text:c="2"/></text:p>
          </table:table-cell>
          <table:table-cell table:style-name="ce1" table:formula="of:=+textreverse([.A2])" office:value-type="string" office:string-value="" calcext:value-type="error">
            <text:p>#NAME?</text:p>
          </table:table-cell>
          <table:table-cell table:formula="of:=+TRIML([.A2])" office:value-type="string" office:string-value="Robert Schnitman   " calcext:value-type="string">
            <text:p>Robert Schnitman <text:s text:c="2"/></text:p>
          </table:table-cell>
          <table:table-cell table:formula="of:=+TRIMR([.A2])" office:value-type="string" office:string-value="   Robert Schnitman" calcext:value-type="string">
            <text:p><text:s text:c="3"/>Robert Schnitman</text:p>
          </table:table-cell>
          <table:table-cell table:formula="of:=+TRIMLR([.A2])" office:value-type="string" office:string-value="Robert Schnitman" calcext:value-type="string">
            <text:p>Robert Schnitman</text:p>
          </table:table-cell>
        </table:table-row>
        <table:table-row table:style-name="ro1">
          <table:table-cell office:value-type="string" calcext:value-type="string">
            <text:p><text:s text:c="3"/>Jack Daniels <text:s text:c="2"/></text:p>
          </table:table-cell>
          <table:table-cell table:formula="of:=FINDREPLACE([.A3];&quot; &quot;;&quot;|&quot;)" office:value-type="string" office:string-value="|||Jack|Daniels|||" calcext:value-type="string">
            <text:p>|||Jack|Daniels|||</text:p>
          </table:table-cell>
          <table:table-cell table:formula="of:=FINDREMOVE([.A3];&quot; &quot;)" office:value-type="string" office:string-value="JackDaniels" calcext:value-type="string">
            <text:p>JackDaniels</text:p>
          </table:table-cell>
          <table:table-cell/>
          <table:table-cell table:formula="of:=+TEXTINSERT([.A3];&quot;,&quot;;4)" office:value-type="string" office:string-value="   ,Jack Daniels   " calcext:value-type="string">
            <text:p><text:s text:c="3"/>,Jack Daniels <text:s text:c="2"/></text:p>
          </table:table-cell>
          <table:table-cell/>
          <table:table-cell table:formula="of:=+TRIML([.A3])" office:value-type="string" office:string-value="Jack Daniels   " calcext:value-type="string">
            <text:p>Jack Daniels <text:s text:c="2"/></text:p>
          </table:table-cell>
          <table:table-cell table:formula="of:=+TRIMR([.A3])" office:value-type="string" office:string-value="   Jack Daniels" calcext:value-type="string">
            <text:p><text:s text:c="3"/>Jack Daniels</text:p>
          </table:table-cell>
          <table:table-cell table:formula="of:=+TRIMLR([.A3])" office:value-type="string" office:string-value="Jack Daniels" calcext:value-type="string">
            <text:p>Jack Daniels</text:p>
          </table:table-cell>
        </table:table-row>
        <table:table-row table:style-name="ro1">
          <table:table-cell office:value-type="string" calcext:value-type="string">
            <text:p><text:s text:c="3"/>Fender Stratocaster <text:s text:c="2"/></text:p>
          </table:table-cell>
          <table:table-cell table:formula="of:=FINDREPLACE([.A4];&quot; &quot;;&quot;|&quot;)" office:value-type="string" office:string-value="|||Fender|Stratocaster|||" calcext:value-type="string">
            <text:p>|||Fender|Stratocaster|||</text:p>
          </table:table-cell>
          <table:table-cell table:formula="of:=FINDREMOVE([.A4];&quot; &quot;)" office:value-type="string" office:string-value="FenderStratocaster" calcext:value-type="string">
            <text:p>FenderStratocaster</text:p>
          </table:table-cell>
          <table:table-cell/>
          <table:table-cell table:formula="of:=+TEXTINSERT([.A4];&quot;,&quot;;4)" office:value-type="string" office:string-value="   ,Fender Stratocaster   " calcext:value-type="string">
            <text:p><text:s text:c="3"/>,Fender Stratocaster <text:s text:c="2"/></text:p>
          </table:table-cell>
          <table:table-cell/>
          <table:table-cell table:formula="of:=+TRIML([.A4])" office:value-type="string" office:string-value="Fender Stratocaster   " calcext:value-type="string">
            <text:p>Fender Stratocaster <text:s text:c="2"/></text:p>
          </table:table-cell>
          <table:table-cell table:formula="of:=+TRIMR([.A4])" office:value-type="string" office:string-value="   Fender Stratocaster" calcext:value-type="string">
            <text:p><text:s text:c="3"/>Fender Stratocaster</text:p>
          </table:table-cell>
          <table:table-cell table:formula="of:=+TRIMLR([.A4])" office:value-type="string" office:string-value="Fender Stratocaster" calcext:value-type="string">
            <text:p>Fender Stratocaster</text:p>
          </table:table-cell>
        </table:table-row>
      </table:table>
      <table:table table:name="LOOKUP" table:style-name="ta1">
        <table:table-column table:style-name="co4" table:number-columns-repeated="9" table:default-cell-style-name="Default"/>
        <table:table-row table:style-name="ro1">
          <table:table-cell table:style-name="ce3"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Ba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Robert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Nathan</text:p>
          </table:table-cell>
          <table:table-cell office:value-type="float" office:value="456" calcext:value-type="float">
            <text:p>456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I</text:p>
          </table:table-cell>
          <table:table-cell office:value-type="string" calcext:value-type="string">
            <text:p>Faith</text:p>
          </table:table-cell>
          <table:table-cell office:value-type="float" office:value="789" calcext:value-type="float">
            <text:p>789</text:p>
          </table:table-cell>
          <table:table-cell office:value-type="float" office:value="1337" calcext:value-type="float">
            <text:p>133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INDEXM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Pl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formula="of:=INDEXMATCH([.$A$2:.$D$5];[.$C9];[.$C$2:.$C$5];[.B$8];[.$A$2:.$D$2])" office:value-type="string" office:string-value="Robert" calcext:value-type="string">
            <text:p>Robert</text:p>
          </table:table-cell>
          <table:table-cell office:value-type="float" office:value="123" calcext:value-type="float">
            <text:p>123</text:p>
          </table:table-cell>
          <table:table-cell table:formula="of:=INDEXMATCH([.$A$2:.$D$5];[.$C9];[.$C$2:.$C$5];[.D$8];[.$A$2:.$D$2])" office:value-type="float" office:value="69" calcext:value-type="float">
            <text:p>69</text:p>
          </table:table-cell>
          <table:table-cell/>
          <table:table-cell table:style-name="ce4" table:formula="of:=[.A9]=[.A3]" office:value-type="boolean" office:boolean-value="true" calcext:value-type="boolean">
            <text:p>TRUE</text:p>
          </table:table-cell>
          <table:table-cell table:style-name="ce4" table:formula="of:=[.B9]=[.B3]" office:value-type="boolean" office:boolean-value="true" calcext:value-type="boolean">
            <text:p>TRUE</text:p>
          </table:table-cell>
          <table:table-cell table:style-name="ce4" table:formula="of:=[.C9]=[.C3]" office:value-type="boolean" office:boolean-value="true" calcext:value-type="boolean">
            <text:p>TRUE</text:p>
          </table:table-cell>
          <table:table-cell table:style-name="ce4" table:formula="of:=[.D9]=[.D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table:formula="of:=INDEXMATCH([.$A$2:.$D$5];[.$C10];[.$C$2:.$C$5];[.B$8];[.$A$2:.$D$2])" office:value-type="string" office:string-value="Nathan" calcext:value-type="string">
            <text:p>Nathan</text:p>
          </table:table-cell>
          <table:table-cell office:value-type="float" office:value="456" calcext:value-type="float">
            <text:p>456</text:p>
          </table:table-cell>
          <table:table-cell table:formula="of:=INDEXMATCH([.$A$2:.$D$5];[.$C10];[.$C$2:.$C$5];[.D$8];[.$A$2:.$D$2])" office:value-type="float" office:value="420" calcext:value-type="float">
            <text:p>420</text:p>
          </table:table-cell>
          <table:table-cell/>
          <table:table-cell table:style-name="ce4" table:formula="of:=[.A10]=[.A4]" office:value-type="boolean" office:boolean-value="true" calcext:value-type="boolean">
            <text:p>TRUE</text:p>
          </table:table-cell>
          <table:table-cell table:style-name="ce4" table:formula="of:=[.B10]=[.B4]" office:value-type="boolean" office:boolean-value="true" calcext:value-type="boolean">
            <text:p>TRUE</text:p>
          </table:table-cell>
          <table:table-cell table:style-name="ce4" table:formula="of:=[.C10]=[.C4]" office:value-type="boolean" office:boolean-value="true" calcext:value-type="boolean">
            <text:p>TRUE</text:p>
          </table:table-cell>
          <table:table-cell table:style-name="ce4" table:formula="of:=[.D10]=[.D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HI</text:p>
          </table:table-cell>
          <table:table-cell table:formula="of:=INDEXMATCH([.$A$2:.$D$5];[.$C11];[.$C$2:.$C$5];[.B$8];[.$A$2:.$D$2])" office:value-type="string" office:string-value="Faith" calcext:value-type="string">
            <text:p>Faith</text:p>
          </table:table-cell>
          <table:table-cell office:value-type="float" office:value="789" calcext:value-type="float">
            <text:p>789</text:p>
          </table:table-cell>
          <table:table-cell table:formula="of:=INDEXMATCH([.$A$2:.$D$5];[.$C11];[.$C$2:.$C$5];[.D$8];[.$A$2:.$D$2])" office:value-type="float" office:value="1337" calcext:value-type="float">
            <text:p>1337</text:p>
          </table:table-cell>
          <table:table-cell/>
          <table:table-cell table:style-name="ce4" table:formula="of:=[.A11]=[.A5]" office:value-type="boolean" office:boolean-value="true" calcext:value-type="boolean">
            <text:p>TRUE</text:p>
          </table:table-cell>
          <table:table-cell table:style-name="ce4" table:formula="of:=[.B11]=[.B5]" office:value-type="boolean" office:boolean-value="true" calcext:value-type="boolean">
            <text:p>TRUE</text:p>
          </table:table-cell>
          <table:table-cell table:style-name="ce4" table:formula="of:=[.C11]=[.C5]" office:value-type="boolean" office:boolean-value="true" calcext:value-type="boolean">
            <text:p>TRUE</text:p>
          </table:table-cell>
          <table:table-cell table:style-name="ce4" table:formula="of:=[.D11]=[.D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SLOOKUP</text:p>
          </table:table-cell>
          <table:table-cell office:value-type="string" calcext:value-type="string">
            <text:p>← UNDER CONSTRU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Ba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formula="of:=+SLOOKUP([.$C15];[.B$14];[.$A$2:.$D$5])">
            <text:p/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</text:p>
          </table:table-cell>
          <table:table-cell table:formula="of:=+SLOOKUP([.$C16];[.B$14];[.$A$2:.$D$5])">
            <text:p/>
          </table:table-cell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I</text:p>
          </table:table-cell>
          <table:table-cell table:formula="of:=+SLOOKUP([.$C17];[.B$14];[.$A$2:.$D$5])">
            <text:p/>
          </table:table-cell>
          <table:table-cell office:value-type="float" office:value="789" calcext:value-type="float">
            <text:p>78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23:07:00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03:58:18.865000000</meta:creation-date>
    <dc:date>2020-11-26T01:51:05.034000000</dc:date>
    <meta:editing-duration>PT1H26M33S</meta:editing-duration>
    <meta:editing-cycles>19</meta:editing-cycles>
    <meta:generator>LibreOffice/7.0.3.1$Windows_x86 LibreOffice_project/d7547858d014d4cf69878db179d326fc3483e082</meta:generator>
    <meta:document-statistic meta:table-count="2" meta:cell-count="97" meta:object-count="0"/>
  </office:meta>
</office:document-meta>
</file>